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5ec6" officeooo:paragraph-rsid="00155ec6" style:font-weight-asian="bold" style:font-weight-complex="bold"/>
    </style:style>
    <style:style style:name="P2" style:family="paragraph" style:parent-style-name="Standard">
      <style:text-properties fo:font-weight="bold" officeooo:rsid="00159c8b" officeooo:paragraph-rsid="00159c8b" style:font-weight-asian="bold" style:font-weight-complex="bold"/>
    </style:style>
    <style:style style:name="P3" style:family="paragraph" style:parent-style-name="Standard">
      <style:text-properties fo:font-weight="bold" officeooo:rsid="00165089" officeooo:paragraph-rsid="00165089" style:font-weight-asian="bold" style:font-weight-complex="bold"/>
    </style:style>
    <style:style style:name="P4" style:family="paragraph" style:parent-style-name="Standard">
      <style:text-properties fo:font-weight="bold" officeooo:rsid="0016fa70" officeooo:paragraph-rsid="0016fa70" style:font-weight-asian="bold" style:font-weight-complex="bold"/>
    </style:style>
    <style:style style:name="P5" style:family="paragraph" style:parent-style-name="Standard">
      <style:text-properties fo:font-weight="bold" officeooo:rsid="002679b9" officeooo:paragraph-rsid="002679b9" style:font-weight-asian="bold" style:font-weight-complex="bold"/>
    </style:style>
    <style:style style:name="P6" style:family="paragraph" style:parent-style-name="Standard">
      <style:text-properties fo:font-weight="normal" officeooo:rsid="00155ec6" officeooo:paragraph-rsid="00155ec6" style:font-weight-asian="normal" style:font-weight-complex="normal"/>
    </style:style>
    <style:style style:name="P7" style:family="paragraph" style:parent-style-name="Standard">
      <style:text-properties fo:font-weight="normal" officeooo:rsid="00165089" officeooo:paragraph-rsid="00165089" style:font-weight-asian="normal" style:font-weight-complex="normal"/>
    </style:style>
    <style:style style:name="P8" style:family="paragraph" style:parent-style-name="Standard">
      <style:text-properties fo:font-weight="normal" officeooo:rsid="0016fa70" officeooo:paragraph-rsid="0016fa70" style:font-weight-asian="normal" style:font-weight-complex="normal"/>
    </style:style>
    <style:style style:name="P9" style:family="paragraph" style:parent-style-name="Standard">
      <style:text-properties fo:font-weight="normal" officeooo:rsid="00181de1" officeooo:paragraph-rsid="00181de1" style:font-weight-asian="normal" style:font-weight-complex="normal"/>
    </style:style>
    <style:style style:name="P10" style:family="paragraph" style:parent-style-name="Standard">
      <style:text-properties fo:font-weight="normal" officeooo:rsid="001d0a2d" officeooo:paragraph-rsid="001d0a2d" style:font-weight-asian="normal" style:font-weight-complex="normal"/>
    </style:style>
    <style:style style:name="P11" style:family="paragraph" style:parent-style-name="Standard">
      <style:text-properties fo:font-weight="normal" officeooo:rsid="001ecd04" officeooo:paragraph-rsid="001ecd04" style:font-weight-asian="normal" style:font-weight-complex="normal"/>
    </style:style>
    <style:style style:name="P12" style:family="paragraph" style:parent-style-name="Standard">
      <style:text-properties fo:font-weight="normal" officeooo:rsid="001fa242" officeooo:paragraph-rsid="001fa242" style:font-weight-asian="normal" style:font-weight-complex="normal"/>
    </style:style>
    <style:style style:name="P13" style:family="paragraph" style:parent-style-name="Standard">
      <style:text-properties fo:font-weight="normal" officeooo:rsid="0025f734" officeooo:paragraph-rsid="0025f734" style:font-weight-asian="normal" style:font-weight-complex="normal"/>
    </style:style>
    <style:style style:name="P14" style:family="paragraph" style:parent-style-name="Standard">
      <style:text-properties fo:font-weight="normal" officeooo:rsid="0025f734" officeooo:paragraph-rsid="002679b9" style:font-weight-asian="normal" style:font-weight-complex="normal"/>
    </style:style>
    <style:style style:name="P15" style:family="paragraph" style:parent-style-name="Standard">
      <style:text-properties fo:font-weight="normal" officeooo:rsid="002679b9" officeooo:paragraph-rsid="002679b9" style:font-weight-asian="normal" style:font-weight-complex="normal"/>
    </style:style>
    <style:style style:name="P16" style:family="paragraph" style:parent-style-name="Standard">
      <style:text-properties fo:font-weight="normal" officeooo:rsid="0027baa7" officeooo:paragraph-rsid="0027baa7" style:font-weight-asian="normal" style:font-weight-complex="normal"/>
    </style:style>
    <style:style style:name="P17" style:family="paragraph" style:parent-style-name="Standard">
      <style:text-properties fo:font-weight="normal" officeooo:rsid="0027fad7" officeooo:paragraph-rsid="0027fad7" style:font-weight-asian="normal" style:font-weight-complex="normal"/>
    </style:style>
    <style:style style:name="P18" style:family="paragraph" style:parent-style-name="Standard">
      <style:text-properties fo:font-weight="normal" officeooo:rsid="002ac5a9" officeooo:paragraph-rsid="002ac5a9" style:font-weight-asian="normal" style:font-weight-complex="normal"/>
    </style:style>
    <style:style style:name="P19" style:family="paragraph" style:parent-style-name="Standard">
      <style:text-properties fo:font-weight="normal" officeooo:rsid="002679b9" officeooo:paragraph-rsid="002679b9" style:font-weight-asian="normal" style:font-weight-complex="normal"/>
    </style:style>
    <style:style style:name="T1" style:family="text">
      <style:text-properties officeooo:rsid="00159c8b"/>
    </style:style>
    <style:style style:name="T2" style:family="text">
      <style:text-properties officeooo:rsid="0016fa70"/>
    </style:style>
    <style:style style:name="T3" style:family="text">
      <style:text-properties officeooo:rsid="00181de1"/>
    </style:style>
    <style:style style:name="T4" style:family="text">
      <style:text-properties officeooo:rsid="001aeb72"/>
    </style:style>
    <style:style style:name="T5" style:family="text">
      <style:text-properties fo:font-weight="bold" officeooo:rsid="001aeb72" style:font-weight-asian="bold" style:font-weight-complex="bold"/>
    </style:style>
    <style:style style:name="T6" style:family="text">
      <style:text-properties officeooo:rsid="001fa242"/>
    </style:style>
    <style:style style:name="T7" style:family="text">
      <style:text-properties officeooo:rsid="00236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 Mining</text:p>
      <text:p text:style-name="P1"/>
      <text:p text:style-name="P6">Scikit-learn. No pattern mining methods!</text:p>
      <text:p text:style-name="P2">Data Transformation:</text:p>
      <text:p text:style-name="P2"/>
      <text:p text:style-name="P6">Relational Dataset: [“Basket ID”], [“Item ID”]</text:p>
      <text:p text:style-name="P6">→ Perform a group by over the basket ID to generate a list of items for one <text:span text:style-name="T1">basket </text:span>ID</text:p>
      <text:p text:style-name="P6"/>
      <text:p text:style-name="P3">Library:</text:p>
      <text:p text:style-name="P7">fim library.</text:p>
      <text:p text:style-name="P7">Frequent Item Mining. Fast C library </text:p>
      <text:p text:style-name="P7"/>
      <text:p text:style-name="P7">support = minimum support. For further options, look at help(fim.apriori)</text:p>
      <text:p text:style-name="P7">target = ‘a’ [default] <text:span text:style-name="T2">for the itemset</text:span></text:p>
      <text:p text:style-name="P7">zmin = min length of the pattern you wanna observe. </text:p>
      <text:p text:style-name="P7"/>
      <text:p text:style-name="P7">Result = list of tuples (immutable list). </text:p>
      <text:p text:style-name="P7">[(pattern itself A,B,C…), support)</text:p>
      <text:p text:style-name="P7"/>
      <text:p text:style-name="P7"/>
      <text:p text:style-name="P7">decision rules → target=’r’, conf = minimum confidence. </text:p>
      <text:p text:style-name="P8">Rules respecting the following rules:</text:p>
      <text:p text:style-name="P8">a = absolutely support, s = support, c = confidence, l = leaf</text:p>
      <text:p text:style-name="P8"/>
      <text:p text:style-name="P8">[consequence, (body), absolutely support, relative support, </text:p>
      <text:p text:style-name="P8"/>
      <text:p text:style-name="P8">Most interesting rules = those already noticed during the DU phase.</text:p>
      <text:p text:style-name="P8"/>
      <text:p text:style-name="P8"/>
      <text:p text:style-name="P4">OUR DATASET:</text:p>
      <text:p text:style-name="P8"/>
      <text:p text:style-name="P10">No issue with converting strings to numbers. </text:p>
      <text:p text:style-name="P8">Numerical (continuous) attributes. What do we do? Discretization via binning (different ways possible: <text:span text:style-name="T3">natural, etc..</text:span>). </text:p>
      <text:p text:style-name="P8"/>
      <text:p text:style-name="P9">No header considered → If same value in different columns (as order doesn’t matter), then we cannot distinguish to which column it belongs to. </text:p>
      <text:p text:style-name="P9">Replace every numerical value with</text:p>
      <text:p text:style-name="P9">concatenate column_name with the numerical value in the column. </text:p>
      <text:p text:style-name="P9"><text:span text:style-name="T5">Idea</text:span><text:span text:style-name="T4">. </text:span>Make each value <text:span text:style-name="T4">in the dataset uniquely recognizable (to know to which column it belongs to) to). </text:span></text:p>
      <text:p text:style-name="P9"/>
      <text:p text:style-name="P11">Important: perform pre-processing <text:span text:style-name="T6">and post-processing in.</text:span></text:p>
      <text:p text:style-name="P11"/>
      <text:p text:style-name="P12">Use this method to predict the missing values <text:span text:style-name="T7">with association rules. </text:span></text:p>
      <text:p text:style-name="P12"/>
      <text:p text:style-name="P13">Subset matching</text:p>
      <text:p text:style-name="P14">If a certain record is respecting a rule, we can replace the consequence of the rule with the identified rule’s value. </text:p>
      <text:p text:style-name="P14"/>
      <text:p text:style-name="P14"/>
      <text:p text:style-name="P14"/>
      <text:p text:style-name="P15"><text:soft-page-break/>Recommended:</text:p>
      <text:p text:style-name="P14"/>
      <text:p text:style-name="P5">How to select features?</text:p>
      <text:p text:style-name="P14"/>
      <text:p text:style-name="P15">ALL FEATURES APART FROM credit_default and categorical features. </text:p>
      <text:p text:style-name="P15">Variables with a similar semantic meaning: put together</text:p>
      <text:p text:style-name="P16">Remove features that are highly correlated (take a mean off them)</text:p>
      <text:p text:style-name="P16"/>
      <text:p text:style-name="P16">Test all possible combinations of attributes for k-means, then select the clustering combination with the highest SSE / Silhouette. </text:p>
      <text:p text:style-name="P16"/>
      <text:p text:style-name="P17">[Interpret results after SSE / Silhouette computation]</text:p>
      <text:p text:style-name="P17">Normalize data before clustering!</text:p>
      <text:p text:style-name="P17"/>
      <text:p text:style-name="P17"/>
      <text:p text:style-name="P17">Innovation in the classification part. </text:p>
      <text:p text:style-name="P17"/>
      <text:p text:style-name="P17"/>
      <text:p text:style-name="P18">DB Scan:</text:p>
      <text:p text:style-name="P18"/>
      <text:p text:style-name="P18"/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13:08.523235645</meta:creation-date>
    <dc:date>2018-11-21T15:25:52.473525379</dc:date>
    <meta:editing-duration>PT1H2M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13" meta:character-count="2052" meta:non-whitespace-character-count="1762"/>
  </office:meta>
</office:document-meta>
</file>